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pd1" office:value-type="string" calcext:value-type="string">
            <text:p>Region</text:p>
          </table:table-cell>
          <table:table-cell table:style-name="pd1" office:value-type="string" calcext:value-type="string">
            <text:p>Dating_Method</text:p>
          </table:table-cell>
          <table:table-cell table:style-name="pd1" office:value-type="string" calcext:value-type="string">
            <text:p>LAB_ID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ongitude</text:p>
          </table:table-cell>
          <table:table-cell table:style-name="pd1" office:value-type="string" calcext:value-type="string">
            <text:p>age</text:p>
          </table:table-cell>
          <table:table-cell table:style-name="pd1" office:value-type="string" calcext:value-type="string">
            <text:p>error</text:p>
          </table:table-cell>
          <table:table-cell table:style-name="pd1" office:value-type="string" calcext:value-type="string">
            <text:p>Material</text:p>
          </table:table-cell>
          <table:table-cell table:style-name="pd1" office:value-type="string" calcext:value-type="string">
            <text:p>Curve</text:p>
          </table:table-cell>
          <table:table-cell table:style-name="pd1" office:value-type="string" calcext:value-type="string">
            <text:p>Reservoir_age</text:p>
          </table:table-cell>
          <table:table-cell table:style-name="pd1" office:value-type="string" calcext:value-type="string">
            <text:p>Reservoir_error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RSL</text:p>
          </table:table-cell>
          <table:table-cell table:style-name="pd1" office:value-type="string" calcext:value-type="string">
            <text:p>RSL_2sigma_upper</text:p>
          </table:table-cell>
          <table:table-cell table:style-name="pd1" office:value-type="string" calcext:value-type="string">
            <text:p>RSL_2sigma_lower</text:p>
          </table:table-cell>
          <table:table-cell table:style-name="pd1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950</text:p>
          </table:table-cell>
          <table:table-cell office:value-type="float" office:value="-34.429" calcext:value-type="float">
            <text:p>-34.429</text:p>
          </table:table-cell>
          <table:table-cell office:value-type="float" office:value="150.8248" calcext:value-type="float">
            <text:p>150.8248</text:p>
          </table:table-cell>
          <table:table-cell office:value-type="float" office:value="6840" calcext:value-type="float">
            <text:p>68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5.15" calcext:value-type="float">
            <text:p>-5.1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8662</text:p>
          </table:table-cell>
          <table:table-cell office:value-type="float" office:value="-34.641" calcext:value-type="float">
            <text:p>-34.641</text:p>
          </table:table-cell>
          <table:table-cell office:value-type="float" office:value="150.816" calcext:value-type="float">
            <text:p>150.816</text:p>
          </table:table-cell>
          <table:table-cell office:value-type="float" office:value="5670" calcext:value-type="float">
            <text:p>56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osinia sp.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5465</text:p>
          </table:table-cell>
          <table:table-cell office:value-type="float" office:value="-34.95" calcext:value-type="float">
            <text:p>-34.95</text:p>
          </table:table-cell>
          <table:table-cell office:value-type="float" office:value="150.76" calcext:value-type="float">
            <text:p>150.76</text:p>
          </table:table-cell>
          <table:table-cell office:value-type="float" office:value="6200" calcext:value-type="float">
            <text:p>6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.65" calcext:value-type="float">
            <text:p>-3.6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5460</text:p>
          </table:table-cell>
          <table:table-cell office:value-type="float" office:value="-34.95" calcext:value-type="float">
            <text:p>-34.95</text:p>
          </table:table-cell>
          <table:table-cell office:value-type="float" office:value="150.76" calcext:value-type="float">
            <text:p>150.76</text:p>
          </table:table-cell>
          <table:table-cell office:value-type="float" office:value="6330" calcext:value-type="float">
            <text:p>63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1.54" calcext:value-type="float">
            <text:p>-1.5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5455</text:p>
          </table:table-cell>
          <table:table-cell office:value-type="float" office:value="-34.95" calcext:value-type="float">
            <text:p>-34.95</text:p>
          </table:table-cell>
          <table:table-cell office:value-type="float" office:value="150.76" calcext:value-type="float">
            <text:p>150.76</text:p>
          </table:table-cell>
          <table:table-cell office:value-type="float" office:value="7600" calcext:value-type="float">
            <text:p>7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ngrove root 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6.34" calcext:value-type="float">
            <text:p>-6.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4308</text:p>
          </table:table-cell>
          <table:table-cell office:value-type="float" office:value="-34.62" calcext:value-type="float">
            <text:p>-34.62</text:p>
          </table:table-cell>
          <table:table-cell office:value-type="float" office:value="150.86" calcext:value-type="float">
            <text:p>150.86</text:p>
          </table:table-cell>
          <table:table-cell office:value-type="float" office:value="1790" calcext:value-type="float">
            <text:p>1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ch-rock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1465</text:p>
          </table:table-cell>
          <table:table-cell office:value-type="float" office:value="-34.517" calcext:value-type="float">
            <text:p>-34.517</text:p>
          </table:table-cell>
          <table:table-cell office:value-type="float" office:value="150.8674" calcext:value-type="float">
            <text:p>150.8674</text:p>
          </table:table-cell>
          <table:table-cell office:value-type="float" office:value="6920" calcext:value-type="float">
            <text:p>692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5659</text:p>
          </table:table-cell>
          <table:table-cell office:value-type="float" office:value="-34.8927" calcext:value-type="float">
            <text:p>-34.8927</text:p>
          </table:table-cell>
          <table:table-cell office:value-type="float" office:value="150.6511" calcext:value-type="float">
            <text:p>150.6511</text:p>
          </table:table-cell>
          <table:table-cell office:value-type="float" office:value="3280" calcext:value-type="float">
            <text:p>32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rganic fragments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4305</text:p>
          </table:table-cell>
          <table:table-cell office:value-type="float" office:value="-34.5607" calcext:value-type="float">
            <text:p>-34.5607</text:p>
          </table:table-cell>
          <table:table-cell office:value-type="float" office:value="150.801" calcext:value-type="float">
            <text:p>150.801</text:p>
          </table:table-cell>
          <table:table-cell office:value-type="float" office:value="7010" calcext:value-type="float">
            <text:p>70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926</text:p>
          </table:table-cell>
          <table:table-cell office:value-type="float" office:value="-34.646" calcext:value-type="float">
            <text:p>-34.646</text:p>
          </table:table-cell>
          <table:table-cell office:value-type="float" office:value="150.798" calcext:value-type="float">
            <text:p>150.798</text:p>
          </table:table-cell>
          <table:table-cell office:value-type="float" office:value="7060" calcext:value-type="float">
            <text:p>70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ood 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9.1" calcext:value-type="float">
            <text:p>-9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927</text:p>
          </table:table-cell>
          <table:table-cell office:value-type="float" office:value="-34.645" calcext:value-type="float">
            <text:p>-34.645</text:p>
          </table:table-cell>
          <table:table-cell office:value-type="float" office:value="150.816" calcext:value-type="float">
            <text:p>150.816</text:p>
          </table:table-cell>
          <table:table-cell office:value-type="float" office:value="2630" calcext:value-type="float">
            <text:p>26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ganics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5459</text:p>
          </table:table-cell>
          <table:table-cell office:value-type="float" office:value="-34.95" calcext:value-type="float">
            <text:p>-34.95</text:p>
          </table:table-cell>
          <table:table-cell office:value-type="float" office:value="150.76" calcext:value-type="float">
            <text:p>150.76</text:p>
          </table:table-cell>
          <table:table-cell office:value-type="float" office:value="6450" calcext:value-type="float">
            <text:p>645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. deltoidalis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.94" calcext:value-type="float">
            <text:p>-3.9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925</text:p>
          </table:table-cell>
          <table:table-cell office:value-type="float" office:value="-34.646" calcext:value-type="float">
            <text:p>-34.646</text:p>
          </table:table-cell>
          <table:table-cell office:value-type="float" office:value="150.808" calcext:value-type="float">
            <text:p>150.808</text:p>
          </table:table-cell>
          <table:table-cell office:value-type="float" office:value="4540" calcext:value-type="float">
            <text:p>45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ood 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5894</text:p>
          </table:table-cell>
          <table:table-cell office:value-type="float" office:value="-34.8715" calcext:value-type="float">
            <text:p>-34.8715</text:p>
          </table:table-cell>
          <table:table-cell office:value-type="float" office:value="150.6909" calcext:value-type="float">
            <text:p>150.6909</text:p>
          </table:table-cell>
          <table:table-cell office:value-type="float" office:value="3980" calcext:value-type="float">
            <text:p>39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5895</text:p>
          </table:table-cell>
          <table:table-cell office:value-type="float" office:value="-34.8806" calcext:value-type="float">
            <text:p>-34.8806</text:p>
          </table:table-cell>
          <table:table-cell office:value-type="float" office:value="150.7076" calcext:value-type="float">
            <text:p>150.7076</text:p>
          </table:table-cell>
          <table:table-cell office:value-type="float" office:value="6270" calcext:value-type="float">
            <text:p>6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-787</text:p>
          </table:table-cell>
          <table:table-cell office:value-type="float" office:value="-34.645" calcext:value-type="float">
            <text:p>-34.645</text:p>
          </table:table-cell>
          <table:table-cell office:value-type="float" office:value="150.807" calcext:value-type="float">
            <text:p>150.807</text:p>
          </table:table-cell>
          <table:table-cell office:value-type="float" office:value="8920" calcext:value-type="float">
            <text:p>892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8</text:p>
          </table:table-cell>
          <table:table-cell office:value-type="float" office:value="-34.884" calcext:value-type="float">
            <text:p>-34.884</text:p>
          </table:table-cell>
          <table:table-cell office:value-type="float" office:value="150.6186" calcext:value-type="float">
            <text:p>150.6186</text:p>
          </table:table-cell>
          <table:table-cell office:value-type="float" office:value="6860" calcext:value-type="float">
            <text:p>68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6.8" calcext:value-type="float">
            <text:p>-6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7</text:p>
          </table:table-cell>
          <table:table-cell office:value-type="float" office:value="-34.884" calcext:value-type="float">
            <text:p>-34.884</text:p>
          </table:table-cell>
          <table:table-cell office:value-type="float" office:value="150.6186" calcext:value-type="float">
            <text:p>150.6186</text:p>
          </table:table-cell>
          <table:table-cell office:value-type="float" office:value="6140" calcext:value-type="float">
            <text:p>6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6</text:p>
          </table:table-cell>
          <table:table-cell office:value-type="float" office:value="-34.884" calcext:value-type="float">
            <text:p>-34.884</text:p>
          </table:table-cell>
          <table:table-cell office:value-type="float" office:value="150.6186" calcext:value-type="float">
            <text:p>150.6186</text:p>
          </table:table-cell>
          <table:table-cell office:value-type="float" office:value="5870" calcext:value-type="float">
            <text:p>58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5</text:p>
          </table:table-cell>
          <table:table-cell office:value-type="float" office:value="-34.8715" calcext:value-type="float">
            <text:p>-34.8715</text:p>
          </table:table-cell>
          <table:table-cell office:value-type="float" office:value="150.7439" calcext:value-type="float">
            <text:p>150.7439</text:p>
          </table:table-cell>
          <table:table-cell office:value-type="float" office:value="7840" calcext:value-type="float">
            <text:p>78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ood fragments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9.6" calcext:value-type="float">
            <text:p>-19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3</text:p>
          </table:table-cell>
          <table:table-cell office:value-type="float" office:value="-34.8681" calcext:value-type="float">
            <text:p>-34.8681</text:p>
          </table:table-cell>
          <table:table-cell office:value-type="float" office:value="150.6653" calcext:value-type="float">
            <text:p>150.6653</text:p>
          </table:table-cell>
          <table:table-cell office:value-type="float" office:value="6280" calcext:value-type="float">
            <text:p>62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2</text:p>
          </table:table-cell>
          <table:table-cell office:value-type="float" office:value="-34.9269" calcext:value-type="float">
            <text:p>-34.9269</text:p>
          </table:table-cell>
          <table:table-cell office:value-type="float" office:value="150.6489" calcext:value-type="float">
            <text:p>150.6489</text:p>
          </table:table-cell>
          <table:table-cell office:value-type="float" office:value="3980" calcext:value-type="float">
            <text:p>39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1</text:p>
          </table:table-cell>
          <table:table-cell office:value-type="float" office:value="-34.8947" calcext:value-type="float">
            <text:p>-34.8947</text:p>
          </table:table-cell>
          <table:table-cell office:value-type="float" office:value="150.6737" calcext:value-type="float">
            <text:p>150.6737</text:p>
          </table:table-cell>
          <table:table-cell office:value-type="float" office:value="4100" calcext:value-type="float">
            <text:p>4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880</text:p>
          </table:table-cell>
          <table:table-cell office:value-type="float" office:value="-34.821" calcext:value-type="float">
            <text:p>-34.821</text:p>
          </table:table-cell>
          <table:table-cell office:value-type="float" office:value="150.6797" calcext:value-type="float">
            <text:p>150.6797</text:p>
          </table:table-cell>
          <table:table-cell office:value-type="float" office:value="3650" calcext:value-type="float">
            <text:p>3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D-783</text:p>
          </table:table-cell>
          <table:table-cell office:value-type="float" office:value="-34.882" calcext:value-type="float">
            <text:p>-34.882</text:p>
          </table:table-cell>
          <table:table-cell office:value-type="float" office:value="150.7114" calcext:value-type="float">
            <text:p>150.7114</text:p>
          </table:table-cell>
          <table:table-cell office:value-type="float" office:value="6960" calcext:value-type="float">
            <text:p>69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ell fragments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5.4" calcext:value-type="float">
            <text:p>-5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1078</text:p>
          </table:table-cell>
          <table:table-cell office:value-type="float" office:value="-34.316" calcext:value-type="float">
            <text:p>-34.316</text:p>
          </table:table-cell>
          <table:table-cell office:value-type="float" office:value="150.928" calcext:value-type="float">
            <text:p>150.928</text:p>
          </table:table-cell>
          <table:table-cell office:value-type="float" office:value="6890" calcext:value-type="float">
            <text:p>68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ngrove root in situ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yantEtal1992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1079</text:p>
          </table:table-cell>
          <table:table-cell office:value-type="float" office:value="-34.316" calcext:value-type="float">
            <text:p>-34.316</text:p>
          </table:table-cell>
          <table:table-cell office:value-type="float" office:value="150.928" calcext:value-type="float">
            <text:p>150.928</text:p>
          </table:table-cell>
          <table:table-cell office:value-type="float" office:value="6950" calcext:value-type="float">
            <text:p>69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ngrove root in situ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yantEtal1992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5891</text:p>
          </table:table-cell>
          <table:table-cell office:value-type="float" office:value="-34.8739" calcext:value-type="float">
            <text:p>-34.8739</text:p>
          </table:table-cell>
          <table:table-cell office:value-type="float" office:value="150.6972" calcext:value-type="float">
            <text:p>150.6972</text:p>
          </table:table-cell>
          <table:table-cell office:value-type="float" office:value="2790" calcext:value-type="float">
            <text:p>27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-789</text:p>
          </table:table-cell>
          <table:table-cell office:value-type="float" office:value="-34.651" calcext:value-type="float">
            <text:p>-34.651</text:p>
          </table:table-cell>
          <table:table-cell office:value-type="float" office:value="150.806" calcext:value-type="float">
            <text:p>150.806</text:p>
          </table:table-cell>
          <table:table-cell office:value-type="float" office:value="5240" calcext:value-type="float">
            <text:p>524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3323</text:p>
          </table:table-cell>
          <table:table-cell office:value-type="float" office:value="-34.5271" calcext:value-type="float">
            <text:p>-34.5271</text:p>
          </table:table-cell>
          <table:table-cell office:value-type="float" office:value="150.8458" calcext:value-type="float">
            <text:p>150.8458</text:p>
          </table:table-cell>
          <table:table-cell office:value-type="float" office:value="6660" calcext:value-type="float">
            <text:p>66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-790</text:p>
          </table:table-cell>
          <table:table-cell office:value-type="float" office:value="-34.646" calcext:value-type="float">
            <text:p>-34.646</text:p>
          </table:table-cell>
          <table:table-cell office:value-type="float" office:value="150.808" calcext:value-type="float">
            <text:p>150.808</text:p>
          </table:table-cell>
          <table:table-cell office:value-type="float" office:value="8500" calcext:value-type="float">
            <text:p>8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-928</text:p>
          </table:table-cell>
          <table:table-cell office:value-type="float" office:value="-34.645" calcext:value-type="float">
            <text:p>-34.645</text:p>
          </table:table-cell>
          <table:table-cell office:value-type="float" office:value="150.816" calcext:value-type="float">
            <text:p>150.816</text:p>
          </table:table-cell>
          <table:table-cell office:value-type="float" office:value="8500" calcext:value-type="float">
            <text:p>85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osinia sp.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8667</text:p>
          </table:table-cell>
          <table:table-cell office:value-type="float" office:value="-34.642" calcext:value-type="float">
            <text:p>-34.642</text:p>
          </table:table-cell>
          <table:table-cell office:value-type="float" office:value="150.818" calcext:value-type="float">
            <text:p>150.818</text:p>
          </table:table-cell>
          <table:table-cell office:value-type="float" office:value="3970" calcext:value-type="float">
            <text:p>39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yrazus <text:s/>sp.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8665</text:p>
          </table:table-cell>
          <table:table-cell office:value-type="float" office:value="-34.647" calcext:value-type="float">
            <text:p>-34.647</text:p>
          </table:table-cell>
          <table:table-cell office:value-type="float" office:value="150.809" calcext:value-type="float">
            <text:p>150.809</text:p>
          </table:table-cell>
          <table:table-cell office:value-type="float" office:value="7320" calcext:value-type="float">
            <text:p>73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8664</text:p>
          </table:table-cell>
          <table:table-cell office:value-type="float" office:value="-34.641" calcext:value-type="float">
            <text:p>-34.641</text:p>
          </table:table-cell>
          <table:table-cell office:value-type="float" office:value="150.816" calcext:value-type="float">
            <text:p>150.816</text:p>
          </table:table-cell>
          <table:table-cell office:value-type="float" office:value="6910" calcext:value-type="float">
            <text:p>69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. angasi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8663</text:p>
          </table:table-cell>
          <table:table-cell office:value-type="float" office:value="-34.647" calcext:value-type="float">
            <text:p>-34.647</text:p>
          </table:table-cell>
          <table:table-cell office:value-type="float" office:value="150.801" calcext:value-type="float">
            <text:p>150.801</text:p>
          </table:table-cell>
          <table:table-cell office:value-type="float" office:value="8050" calcext:value-type="float">
            <text:p>80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. <text:s/>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6290</text:p>
          </table:table-cell>
          <table:table-cell office:value-type="float" office:value="-34.8948" calcext:value-type="float">
            <text:p>-34.8948</text:p>
          </table:table-cell>
          <table:table-cell office:value-type="float" office:value="150.6668" calcext:value-type="float">
            <text:p>150.6668</text:p>
          </table:table-cell>
          <table:table-cell office:value-type="float" office:value="7640" calcext:value-type="float">
            <text:p>76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6289</text:p>
          </table:table-cell>
          <table:table-cell office:value-type="float" office:value="-34.8948" calcext:value-type="float">
            <text:p>-34.8948</text:p>
          </table:table-cell>
          <table:table-cell office:value-type="float" office:value="150.6668" calcext:value-type="float">
            <text:p>150.6668</text:p>
          </table:table-cell>
          <table:table-cell office:value-type="float" office:value="5070" calcext:value-type="float">
            <text:p>50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4.5" calcext:value-type="float">
            <text:p>-4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6288</text:p>
          </table:table-cell>
          <table:table-cell office:value-type="float" office:value="-34.8948" calcext:value-type="float">
            <text:p>-34.8948</text:p>
          </table:table-cell>
          <table:table-cell office:value-type="float" office:value="150.6668" calcext:value-type="float">
            <text:p>150.6668</text:p>
          </table:table-cell>
          <table:table-cell office:value-type="float" office:value="5030" calcext:value-type="float">
            <text:p>50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6037</text:p>
          </table:table-cell>
          <table:table-cell office:value-type="float" office:value="-34.8675" calcext:value-type="float">
            <text:p>-34.8675</text:p>
          </table:table-cell>
          <table:table-cell office:value-type="float" office:value="150.6848" calcext:value-type="float">
            <text:p>150.6848</text:p>
          </table:table-cell>
          <table:table-cell office:value-type="float" office:value="3000" calcext:value-type="float">
            <text:p>30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hell fragments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4.1" calcext:value-type="float">
            <text:p>-4.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6024</text:p>
          </table:table-cell>
          <table:table-cell office:value-type="float" office:value="-34.8665" calcext:value-type="float">
            <text:p>-34.8665</text:p>
          </table:table-cell>
          <table:table-cell office:value-type="float" office:value="150.647" calcext:value-type="float">
            <text:p>150.647</text:p>
          </table:table-cell>
          <table:table-cell office:value-type="float" office:value="5820" calcext:value-type="float">
            <text:p>58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7.2" calcext:value-type="float">
            <text:p>-7.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13325</text:p>
          </table:table-cell>
          <table:table-cell office:value-type="float" office:value="-34.5386" calcext:value-type="float">
            <text:p>-34.5386</text:p>
          </table:table-cell>
          <table:table-cell office:value-type="float" office:value="150.8484" calcext:value-type="float">
            <text:p>150.8484</text:p>
          </table:table-cell>
          <table:table-cell office:value-type="float" office:value="5000" calcext:value-type="float">
            <text:p>500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ZE-991</text:p>
          </table:table-cell>
          <table:table-cell office:value-type="float" office:value="-34.648" calcext:value-type="float">
            <text:p>-34.648</text:p>
          </table:table-cell>
          <table:table-cell office:value-type="float" office:value="150.798" calcext:value-type="float">
            <text:p>150.798</text:p>
          </table:table-cell>
          <table:table-cell office:value-type="float" office:value="4600" calcext:value-type="float">
            <text:p>46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71</text:p>
          </table:table-cell>
          <table:table-cell office:value-type="float" office:value="-34.5607" calcext:value-type="float">
            <text:p>-34.5607</text:p>
          </table:table-cell>
          <table:table-cell office:value-type="float" office:value="150.801" calcext:value-type="float">
            <text:p>150.801</text:p>
          </table:table-cell>
          <table:table-cell office:value-type="float" office:value="7520" calcext:value-type="float">
            <text:p>75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11550</text:p>
          </table:table-cell>
          <table:table-cell office:value-type="float" office:value="-34.65" calcext:value-type="float">
            <text:p>-34.65</text:p>
          </table:table-cell>
          <table:table-cell office:value-type="float" office:value="150.818" calcext:value-type="float">
            <text:p>150.818</text:p>
          </table:table-cell>
          <table:table-cell office:value-type="float" office:value="6190" calcext:value-type="float">
            <text:p>619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8.37" calcext:value-type="float">
            <text:p>-8.3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2</text:p>
          </table:table-cell>
          <table:table-cell office:value-type="float" office:value="-34.5363" calcext:value-type="float">
            <text:p>-34.5363</text:p>
          </table:table-cell>
          <table:table-cell office:value-type="float" office:value="150.8504" calcext:value-type="float">
            <text:p>150.8504</text:p>
          </table:table-cell>
          <table:table-cell office:value-type="float" office:value="6180" calcext:value-type="float">
            <text:p>61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0</text:p>
          </table:table-cell>
          <table:table-cell office:value-type="float" office:value="-34.5363" calcext:value-type="float">
            <text:p>-34.5363</text:p>
          </table:table-cell>
          <table:table-cell office:value-type="float" office:value="150.8504" calcext:value-type="float">
            <text:p>150.8504</text:p>
          </table:table-cell>
          <table:table-cell office:value-type="float" office:value="3950" calcext:value-type="float">
            <text:p>39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439</text:p>
          </table:table-cell>
          <table:table-cell office:value-type="float" office:value="-34.51" calcext:value-type="float">
            <text:p>-34.51</text:p>
          </table:table-cell>
          <table:table-cell office:value-type="float" office:value="150.868" calcext:value-type="float">
            <text:p>150.868</text:p>
          </table:table-cell>
          <table:table-cell office:value-type="float" office:value="5950" calcext:value-type="float">
            <text:p>59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18" calcext:value-type="float">
            <text:p>-2.1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472</text:p>
          </table:table-cell>
          <table:table-cell office:value-type="float" office:value="-34.5165" calcext:value-type="float">
            <text:p>-34.5165</text:p>
          </table:table-cell>
          <table:table-cell office:value-type="float" office:value="150.8662" calcext:value-type="float">
            <text:p>150.8662</text:p>
          </table:table-cell>
          <table:table-cell office:value-type="float" office:value="6090" calcext:value-type="float">
            <text:p>60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1.35" calcext:value-type="float">
            <text:p>-1.3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660</text:p>
          </table:table-cell>
          <table:table-cell office:value-type="float" office:value="-34.7987" calcext:value-type="float">
            <text:p>-34.7987</text:p>
          </table:table-cell>
          <table:table-cell office:value-type="float" office:value="150.6947" calcext:value-type="float">
            <text:p>150.6947</text:p>
          </table:table-cell>
          <table:table-cell office:value-type="float" office:value="5430" calcext:value-type="float">
            <text:p>54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661</text:p>
          </table:table-cell>
          <table:table-cell office:value-type="float" office:value="-34.8216" calcext:value-type="float">
            <text:p>-34.8216</text:p>
          </table:table-cell>
          <table:table-cell office:value-type="float" office:value="150.6505" calcext:value-type="float">
            <text:p>150.6505</text:p>
          </table:table-cell>
          <table:table-cell office:value-type="float" office:value="4710" calcext:value-type="float">
            <text:p>47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473</text:p>
          </table:table-cell>
          <table:table-cell office:value-type="float" office:value="-34.5165" calcext:value-type="float">
            <text:p>-34.5165</text:p>
          </table:table-cell>
          <table:table-cell office:value-type="float" office:value="150.8662" calcext:value-type="float">
            <text:p>150.8662</text:p>
          </table:table-cell>
          <table:table-cell office:value-type="float" office:value="6780" calcext:value-type="float">
            <text:p>678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6" calcext:value-type="float">
            <text:p>-2.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7907</text:p>
          </table:table-cell>
          <table:table-cell office:value-type="float" office:value="-34.52" calcext:value-type="float">
            <text:p>-34.52</text:p>
          </table:table-cell>
          <table:table-cell office:value-type="float" office:value="150.84" calcext:value-type="float">
            <text:p>150.84</text:p>
          </table:table-cell>
          <table:table-cell office:value-type="float" office:value="2970" calcext:value-type="float">
            <text:p>297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7905</text:p>
          </table:table-cell>
          <table:table-cell office:value-type="float" office:value="-34.5532" calcext:value-type="float">
            <text:p>-34.5532</text:p>
          </table:table-cell>
          <table:table-cell office:value-type="float" office:value="150.8078" calcext:value-type="float">
            <text:p>150.8078</text:p>
          </table:table-cell>
          <table:table-cell office:value-type="float" office:value="6180" calcext:value-type="float">
            <text:p>618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4.79" calcext:value-type="float">
            <text:p>-4.7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k-7902</text:p>
          </table:table-cell>
          <table:table-cell office:value-type="float" office:value="-34.5567" calcext:value-type="float">
            <text:p>-34.5567</text:p>
          </table:table-cell>
          <table:table-cell office:value-type="float" office:value="150.8072" calcext:value-type="float">
            <text:p>150.8072</text:p>
          </table:table-cell>
          <table:table-cell office:value-type="float" office:value="7150" calcext:value-type="float">
            <text:p>715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3.48" calcext:value-type="float">
            <text:p>-3.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81648</text:p>
          </table:table-cell>
          <table:table-cell office:value-type="float" office:value="-34.9319" calcext:value-type="float">
            <text:p>-34.9319</text:p>
          </table:table-cell>
          <table:table-cell office:value-type="float" office:value="150.6513" calcext:value-type="float">
            <text:p>150.6513</text:p>
          </table:table-cell>
          <table:table-cell office:value-type="float" office:value="6160" calcext:value-type="float">
            <text:p>6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ccostrea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662</text:p>
          </table:table-cell>
          <table:table-cell office:value-type="float" office:value="-34.906" calcext:value-type="float">
            <text:p>-34.906</text:p>
          </table:table-cell>
          <table:table-cell office:value-type="float" office:value="150.6437" calcext:value-type="float">
            <text:p>150.6437</text:p>
          </table:table-cell>
          <table:table-cell office:value-type="float" office:value="3520" calcext:value-type="float">
            <text:p>35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663</text:p>
          </table:table-cell>
          <table:table-cell office:value-type="float" office:value="-34.9473" calcext:value-type="float">
            <text:p>-34.9473</text:p>
          </table:table-cell>
          <table:table-cell office:value-type="float" office:value="150.6926" calcext:value-type="float">
            <text:p>150.6926</text:p>
          </table:table-cell>
          <table:table-cell office:value-type="float" office:value="2950" calcext:value-type="float">
            <text:p>29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664</text:p>
          </table:table-cell>
          <table:table-cell office:value-type="float" office:value="-34.9227" calcext:value-type="float">
            <text:p>-34.9227</text:p>
          </table:table-cell>
          <table:table-cell office:value-type="float" office:value="150.7273" calcext:value-type="float">
            <text:p>150.7273</text:p>
          </table:table-cell>
          <table:table-cell office:value-type="float" office:value="5810" calcext:value-type="float">
            <text:p>58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ustrocochlea 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9665</text:p>
          </table:table-cell>
          <table:table-cell office:value-type="float" office:value="-34.9227" calcext:value-type="float">
            <text:p>-34.9227</text:p>
          </table:table-cell>
          <table:table-cell office:value-type="float" office:value="150.7273" calcext:value-type="float">
            <text:p>150.7273</text:p>
          </table:table-cell>
          <table:table-cell office:value-type="float" office:value="6440" calcext:value-type="float">
            <text:p>64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ustrocochlea 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3</text:p>
          </table:table-cell>
          <table:table-cell office:value-type="float" office:value="-34.5337" calcext:value-type="float">
            <text:p>-34.5337</text:p>
          </table:table-cell>
          <table:table-cell office:value-type="float" office:value="150.8534" calcext:value-type="float">
            <text:p>150.8534</text:p>
          </table:table-cell>
          <table:table-cell office:value-type="float" office:value="4660" calcext:value-type="float">
            <text:p>466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0.85" calcext:value-type="float">
            <text:p>-0.8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5</text:p>
          </table:table-cell>
          <table:table-cell office:value-type="float" office:value="-34.5337" calcext:value-type="float">
            <text:p>-34.5337</text:p>
          </table:table-cell>
          <table:table-cell office:value-type="float" office:value="150.8534" calcext:value-type="float">
            <text:p>150.8534</text:p>
          </table:table-cell>
          <table:table-cell office:value-type="float" office:value="5360" calcext:value-type="float">
            <text:p>53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3.01" calcext:value-type="float">
            <text:p>-3.0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6</text:p>
          </table:table-cell>
          <table:table-cell office:value-type="float" office:value="-34.5337" calcext:value-type="float">
            <text:p>-34.5337</text:p>
          </table:table-cell>
          <table:table-cell office:value-type="float" office:value="150.8534" calcext:value-type="float">
            <text:p>150.8534</text:p>
          </table:table-cell>
          <table:table-cell office:value-type="float" office:value="6940" calcext:value-type="float">
            <text:p>694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3.47" calcext:value-type="float">
            <text:p>-3.4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7</text:p>
          </table:table-cell>
          <table:table-cell office:value-type="float" office:value="-34.5323" calcext:value-type="float">
            <text:p>-34.5323</text:p>
          </table:table-cell>
          <table:table-cell office:value-type="float" office:value="150.8559" calcext:value-type="float">
            <text:p>150.8559</text:p>
          </table:table-cell>
          <table:table-cell office:value-type="float" office:value="3750" calcext:value-type="float">
            <text:p>37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0.94" calcext:value-type="float">
            <text:p>-0.9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69</text:p>
          </table:table-cell>
          <table:table-cell office:value-type="float" office:value="-34.5486" calcext:value-type="float">
            <text:p>-34.5486</text:p>
          </table:table-cell>
          <table:table-cell office:value-type="float" office:value="150.8016" calcext:value-type="float">
            <text:p>150.8016</text:p>
          </table:table-cell>
          <table:table-cell office:value-type="float" office:value="6280" calcext:value-type="float">
            <text:p>6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1.63" calcext:value-type="float">
            <text:p>-1.6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50</text:p>
          </table:table-cell>
          <table:table-cell office:value-type="float" office:value="-34.5047" calcext:value-type="float">
            <text:p>-34.5047</text:p>
          </table:table-cell>
          <table:table-cell office:value-type="float" office:value="150.8649" calcext:value-type="float">
            <text:p>150.8649</text:p>
          </table:table-cell>
          <table:table-cell office:value-type="float" office:value="7960" calcext:value-type="float">
            <text:p>79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3.79" calcext:value-type="float">
            <text:p>-3.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49</text:p>
          </table:table-cell>
          <table:table-cell office:value-type="float" office:value="-34.5047" calcext:value-type="float">
            <text:p>-34.5047</text:p>
          </table:table-cell>
          <table:table-cell office:value-type="float" office:value="150.8649" calcext:value-type="float">
            <text:p>150.8649</text:p>
          </table:table-cell>
          <table:table-cell office:value-type="float" office:value="5580" calcext:value-type="float">
            <text:p>558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33" calcext:value-type="float">
            <text:p>-2.3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48</text:p>
          </table:table-cell>
          <table:table-cell office:value-type="float" office:value="-34.5047" calcext:value-type="float">
            <text:p>-34.5047</text:p>
          </table:table-cell>
          <table:table-cell office:value-type="float" office:value="150.8649" calcext:value-type="float">
            <text:p>150.8649</text:p>
          </table:table-cell>
          <table:table-cell office:value-type="float" office:value="6310" calcext:value-type="float">
            <text:p>631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58" calcext:value-type="float">
            <text:p>-2.5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40</text:p>
          </table:table-cell>
          <table:table-cell office:value-type="float" office:value="-34.51" calcext:value-type="float">
            <text:p>-34.51</text:p>
          </table:table-cell>
          <table:table-cell office:value-type="float" office:value="150.868" calcext:value-type="float">
            <text:p>150.868</text:p>
          </table:table-cell>
          <table:table-cell office:value-type="float" office:value="5420" calcext:value-type="float">
            <text:p>54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4.67" calcext:value-type="float">
            <text:p>-4.6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04</text:p>
          </table:table-cell>
          <table:table-cell office:value-type="float" office:value="-34.505" calcext:value-type="float">
            <text:p>-34.505</text:p>
          </table:table-cell>
          <table:table-cell office:value-type="float" office:value="150.8623" calcext:value-type="float">
            <text:p>150.8623</text:p>
          </table:table-cell>
          <table:table-cell office:value-type="float" office:value="5930" calcext:value-type="float">
            <text:p>59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8.54" calcext:value-type="float">
            <text:p>-8.5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02</text:p>
          </table:table-cell>
          <table:table-cell office:value-type="float" office:value="-34.505" calcext:value-type="float">
            <text:p>-34.505</text:p>
          </table:table-cell>
          <table:table-cell office:value-type="float" office:value="150.8623" calcext:value-type="float">
            <text:p>150.8623</text:p>
          </table:table-cell>
          <table:table-cell office:value-type="float" office:value="5290" calcext:value-type="float">
            <text:p>529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7.11" calcext:value-type="float">
            <text:p>-7.1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81647</text:p>
          </table:table-cell>
          <table:table-cell office:value-type="float" office:value="-34.9087" calcext:value-type="float">
            <text:p>-34.9087</text:p>
          </table:table-cell>
          <table:table-cell office:value-type="float" office:value="150.6921" calcext:value-type="float">
            <text:p>150.6921</text:p>
          </table:table-cell>
          <table:table-cell office:value-type="float" office:value="4860" calcext:value-type="float">
            <text:p>48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strocochlea 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287</text:p>
          </table:table-cell>
          <table:table-cell office:value-type="float" office:value="-34.5238" calcext:value-type="float">
            <text:p>-34.5238</text:p>
          </table:table-cell>
          <table:table-cell office:value-type="float" office:value="150.8514" calcext:value-type="float">
            <text:p>150.8514</text:p>
          </table:table-cell>
          <table:table-cell office:value-type="float" office:value="6580" calcext:value-type="float">
            <text:p>65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61" calcext:value-type="float">
            <text:p>-2.6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4,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212</text:p>
          </table:table-cell>
          <table:table-cell office:value-type="float" office:value="-34.5368" calcext:value-type="float">
            <text:p>-34.5368</text:p>
          </table:table-cell>
          <table:table-cell office:value-type="float" office:value="150.8413" calcext:value-type="float">
            <text:p>150.8413</text:p>
          </table:table-cell>
          <table:table-cell office:value-type="float" office:value="6530" calcext:value-type="float">
            <text:p>65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5.35" calcext:value-type="float">
            <text:p>-5.3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201</text:p>
          </table:table-cell>
          <table:table-cell office:value-type="float" office:value="-34.5272" calcext:value-type="float">
            <text:p>-34.5272</text:p>
          </table:table-cell>
          <table:table-cell office:value-type="float" office:value="150.8458" calcext:value-type="float">
            <text:p>150.8458</text:p>
          </table:table-cell>
          <table:table-cell office:value-type="float" office:value="5140" calcext:value-type="float">
            <text:p>51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4,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73</text:p>
          </table:table-cell>
          <table:table-cell office:value-type="float" office:value="-34.5326" calcext:value-type="float">
            <text:p>-34.5326</text:p>
          </table:table-cell>
          <table:table-cell office:value-type="float" office:value="150.8578" calcext:value-type="float">
            <text:p>150.8578</text:p>
          </table:table-cell>
          <table:table-cell office:value-type="float" office:value="6620" calcext:value-type="float">
            <text:p>66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3.91" calcext:value-type="float">
            <text:p>-3.9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72</text:p>
          </table:table-cell>
          <table:table-cell office:value-type="float" office:value="-34.5326" calcext:value-type="float">
            <text:p>-34.5326</text:p>
          </table:table-cell>
          <table:table-cell office:value-type="float" office:value="150.8578" calcext:value-type="float">
            <text:p>150.8578</text:p>
          </table:table-cell>
          <table:table-cell office:value-type="float" office:value="6200" calcext:value-type="float">
            <text:p>62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3.05" calcext:value-type="float">
            <text:p>-3.0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71</text:p>
          </table:table-cell>
          <table:table-cell office:value-type="float" office:value="-34.5326" calcext:value-type="float">
            <text:p>-34.5326</text:p>
          </table:table-cell>
          <table:table-cell office:value-type="float" office:value="150.8578" calcext:value-type="float">
            <text:p>150.8578</text:p>
          </table:table-cell>
          <table:table-cell office:value-type="float" office:value="5760" calcext:value-type="float">
            <text:p>576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75" calcext:value-type="float">
            <text:p>-2.7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69</text:p>
          </table:table-cell>
          <table:table-cell office:value-type="float" office:value="-34.5326" calcext:value-type="float">
            <text:p>-34.5326</text:p>
          </table:table-cell>
          <table:table-cell office:value-type="float" office:value="150.8578" calcext:value-type="float">
            <text:p>150.8578</text:p>
          </table:table-cell>
          <table:table-cell office:value-type="float" office:value="4000" calcext:value-type="float">
            <text:p>40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0.76" calcext:value-type="float">
            <text:p>-0.7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118</text:p>
          </table:table-cell>
          <table:table-cell office:value-type="float" office:value="-34.5323" calcext:value-type="float">
            <text:p>-34.5323</text:p>
          </table:table-cell>
          <table:table-cell office:value-type="float" office:value="150.8559" calcext:value-type="float">
            <text:p>150.8559</text:p>
          </table:table-cell>
          <table:table-cell office:value-type="float" office:value="5000" calcext:value-type="float">
            <text:p>50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95" calcext:value-type="float">
            <text:p>-2.9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284</text:p>
          </table:table-cell>
          <table:table-cell office:value-type="float" office:value="-34.5252" calcext:value-type="float">
            <text:p>-34.5252</text:p>
          </table:table-cell>
          <table:table-cell office:value-type="float" office:value="150.8491" calcext:value-type="float">
            <text:p>150.8491</text:p>
          </table:table-cell>
          <table:table-cell office:value-type="float" office:value="6040" calcext:value-type="float">
            <text:p>60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8.73" calcext:value-type="float">
            <text:p>-8.7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856</text:p>
          </table:table-cell>
          <table:table-cell office:value-type="float" office:value="-34.4912" calcext:value-type="float">
            <text:p>-34.4912</text:p>
          </table:table-cell>
          <table:table-cell office:value-type="float" office:value="150.8337" calcext:value-type="float">
            <text:p>150.8337</text:p>
          </table:table-cell>
          <table:table-cell office:value-type="float" office:value="5450" calcext:value-type="float">
            <text:p>545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33" calcext:value-type="float">
            <text:p>-2.3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603</text:p>
          </table:table-cell>
          <table:table-cell office:value-type="float" office:value="-34.5334" calcext:value-type="float">
            <text:p>-34.5334</text:p>
          </table:table-cell>
          <table:table-cell office:value-type="float" office:value="150.8366" calcext:value-type="float">
            <text:p>150.8366</text:p>
          </table:table-cell>
          <table:table-cell office:value-type="float" office:value="7980" calcext:value-type="float">
            <text:p>7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. trigonell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7.64" calcext:value-type="float">
            <text:p>-7.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738</text:p>
          </table:table-cell>
          <table:table-cell office:value-type="float" office:value="-34.517" calcext:value-type="float">
            <text:p>-34.517</text:p>
          </table:table-cell>
          <table:table-cell office:value-type="float" office:value="150.8674" calcext:value-type="float">
            <text:p>150.8674</text:p>
          </table:table-cell>
          <table:table-cell office:value-type="float" office:value="6420" calcext:value-type="float">
            <text:p>64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1.08" calcext:value-type="float">
            <text:p>-1.0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496</text:p>
          </table:table-cell>
          <table:table-cell office:value-type="float" office:value="-34.8801" calcext:value-type="float">
            <text:p>-34.8801</text:p>
          </table:table-cell>
          <table:table-cell office:value-type="float" office:value="150.6997" calcext:value-type="float">
            <text:p>150.6997</text:p>
          </table:table-cell>
          <table:table-cell office:value-type="float" office:value="8260" calcext:value-type="float">
            <text:p>82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strocochlea 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2407</text:p>
          </table:table-cell>
          <table:table-cell office:value-type="float" office:value="-34.64" calcext:value-type="float">
            <text:p>-34.64</text:p>
          </table:table-cell>
          <table:table-cell office:value-type="float" office:value="150.82" calcext:value-type="float">
            <text:p>150.82</text:p>
          </table:table-cell>
          <table:table-cell office:value-type="float" office:value="4080" calcext:value-type="float">
            <text:p>40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rganic sandy mud with zostera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Jones199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2406</text:p>
          </table:table-cell>
          <table:table-cell office:value-type="float" office:value="-34.64" calcext:value-type="float">
            <text:p>-34.64</text:p>
          </table:table-cell>
          <table:table-cell office:value-type="float" office:value="150.82" calcext:value-type="float">
            <text:p>150.82</text:p>
          </table:table-cell>
          <table:table-cell office:value-type="float" office:value="2960" calcext:value-type="float">
            <text:p>29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rganic muds with zostera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-1" calcext:value-type="float">
            <text:p>-1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Jones199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497</text:p>
          </table:table-cell>
          <table:table-cell office:value-type="float" office:value="-34.8681" calcext:value-type="float">
            <text:p>-34.8681</text:p>
          </table:table-cell>
          <table:table-cell office:value-type="float" office:value="150.6653" calcext:value-type="float">
            <text:p>150.6653</text:p>
          </table:table-cell>
          <table:table-cell office:value-type="float" office:value="6310" calcext:value-type="float">
            <text:p>63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ccostre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3.9" calcext:value-type="float">
            <text:p>-23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517</text:p>
          </table:table-cell>
          <table:table-cell office:value-type="float" office:value="-34.9153" calcext:value-type="float">
            <text:p>-34.9153</text:p>
          </table:table-cell>
          <table:table-cell office:value-type="float" office:value="150.6638" calcext:value-type="float">
            <text:p>150.6638</text:p>
          </table:table-cell>
          <table:table-cell office:value-type="float" office:value="5580" calcext:value-type="float">
            <text:p>55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5.2" calcext:value-type="float">
            <text:p>-5.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1377</text:p>
          </table:table-cell>
          <table:table-cell office:value-type="float" office:value="-34.5411" calcext:value-type="float">
            <text:p>-34.5411</text:p>
          </table:table-cell>
          <table:table-cell office:value-type="float" office:value="150.8113" calcext:value-type="float">
            <text:p>150.8113</text:p>
          </table:table-cell>
          <table:table-cell office:value-type="float" office:value="5340" calcext:value-type="float">
            <text:p>53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3.95" calcext:value-type="float">
            <text:p>-3.9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985</text:p>
          </table:table-cell>
          <table:table-cell office:value-type="float" office:value="-34.8681" calcext:value-type="float">
            <text:p>-34.8681</text:p>
          </table:table-cell>
          <table:table-cell office:value-type="float" office:value="150.6653" calcext:value-type="float">
            <text:p>150.6653</text:p>
          </table:table-cell>
          <table:table-cell office:value-type="float" office:value="5530" calcext:value-type="float">
            <text:p>55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Organic fragments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986</text:p>
          </table:table-cell>
          <table:table-cell office:value-type="float" office:value="-34.9057" calcext:value-type="float">
            <text:p>-34.9057</text:p>
          </table:table-cell>
          <table:table-cell office:value-type="float" office:value="150.6668" calcext:value-type="float">
            <text:p>150.6668</text:p>
          </table:table-cell>
          <table:table-cell office:value-type="float" office:value="3820" calcext:value-type="float">
            <text:p>38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Organic fragments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-1" calcext:value-type="float">
            <text:p>-1</text:p>
          </table:table-cell>
          <table:table-cell office:value-type="float" office:value="-4.3" calcext:value-type="float">
            <text:p>-4.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992</text:p>
          </table:table-cell>
          <table:table-cell office:value-type="float" office:value="-34.894" calcext:value-type="float">
            <text:p>-34.894</text:p>
          </table:table-cell>
          <table:table-cell office:value-type="float" office:value="150.7058" calcext:value-type="float">
            <text:p>150.7058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7.5" calcext:value-type="float">
            <text:p>-7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993</text:p>
          </table:table-cell>
          <table:table-cell office:value-type="float" office:value="-34.8451" calcext:value-type="float">
            <text:p>-34.8451</text:p>
          </table:table-cell>
          <table:table-cell office:value-type="float" office:value="150.6574" calcext:value-type="float">
            <text:p>150.6574</text:p>
          </table:table-cell>
          <table:table-cell office:value-type="float" office:value="7130" calcext:value-type="float">
            <text:p>7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5656</text:p>
          </table:table-cell>
          <table:table-cell office:value-type="float" office:value="-34.8864" calcext:value-type="float">
            <text:p>-34.8864</text:p>
          </table:table-cell>
          <table:table-cell office:value-type="float" office:value="150.6515" calcext:value-type="float">
            <text:p>150.6515</text:p>
          </table:table-cell>
          <table:table-cell office:value-type="float" office:value="6740" calcext:value-type="float">
            <text:p>67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rganic fragments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11554</text:p>
          </table:table-cell>
          <table:table-cell office:value-type="float" office:value="-34.653" calcext:value-type="float">
            <text:p>-34.653</text:p>
          </table:table-cell>
          <table:table-cell office:value-type="float" office:value="150.819" calcext:value-type="float">
            <text:p>150.819</text:p>
          </table:table-cell>
          <table:table-cell office:value-type="float" office:value="4850" calcext:value-type="float">
            <text:p>48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11553</text:p>
          </table:table-cell>
          <table:table-cell office:value-type="float" office:value="-34.636" calcext:value-type="float">
            <text:p>-34.636</text:p>
          </table:table-cell>
          <table:table-cell office:value-type="float" office:value="150.837" calcext:value-type="float">
            <text:p>150.837</text:p>
          </table:table-cell>
          <table:table-cell office:value-type="float" office:value="5930" calcext:value-type="float">
            <text:p>593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11552</text:p>
          </table:table-cell>
          <table:table-cell office:value-type="float" office:value="-34.65" calcext:value-type="float">
            <text:p>-34.65</text:p>
          </table:table-cell>
          <table:table-cell office:value-type="float" office:value="150.825" calcext:value-type="float">
            <text:p>150.825</text:p>
          </table:table-cell>
          <table:table-cell office:value-type="float" office:value="7770" calcext:value-type="float">
            <text:p>777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4.6" calcext:value-type="float">
            <text:p>-14.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NU-11551</text:p>
          </table:table-cell>
          <table:table-cell office:value-type="float" office:value="-34.65" calcext:value-type="float">
            <text:p>-34.65</text:p>
          </table:table-cell>
          <table:table-cell office:value-type="float" office:value="150.818" calcext:value-type="float">
            <text:p>150.818</text:p>
          </table:table-cell>
          <table:table-cell office:value-type="float" office:value="7890" calcext:value-type="float">
            <text:p>789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0.82" calcext:value-type="float">
            <text:p>-10.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yotou2004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2421</text:p>
          </table:table-cell>
          <table:table-cell office:value-type="float" office:value="-34.64" calcext:value-type="float">
            <text:p>-34.64</text:p>
          </table:table-cell>
          <table:table-cell office:value-type="float" office:value="150.82" calcext:value-type="float">
            <text:p>150.82</text:p>
          </table:table-cell>
          <table:table-cell office:value-type="float" office:value="3090" calcext:value-type="float">
            <text:p>30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rganic muds with zostera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-1" calcext:value-type="float">
            <text:p>-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Jones199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2424</text:p>
          </table:table-cell>
          <table:table-cell office:value-type="float" office:value="-34.64" calcext:value-type="float">
            <text:p>-34.64</text:p>
          </table:table-cell>
          <table:table-cell office:value-type="float" office:value="150.82" calcext:value-type="float">
            <text:p>150.82</text:p>
          </table:table-cell>
          <table:table-cell office:value-type="float" office:value="2730" calcext:value-type="float">
            <text:p>27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rganic muds with zostera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-1" calcext:value-type="float">
            <text:p>-1</text:p>
          </table:table-cell>
          <table:table-cell office:value-type="float" office:value="0.906" calcext:value-type="float">
            <text:p>0.906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Jones199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2425</text:p>
          </table:table-cell>
          <table:table-cell office:value-type="float" office:value="-34.64" calcext:value-type="float">
            <text:p>-34.64</text:p>
          </table:table-cell>
          <table:table-cell office:value-type="float" office:value="150.82" calcext:value-type="float">
            <text:p>150.82</text:p>
          </table:table-cell>
          <table:table-cell office:value-type="float" office:value="4350" calcext:value-type="float">
            <text:p>43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anic sandy mud with zostera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Jones199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495</text:p>
          </table:table-cell>
          <table:table-cell office:value-type="float" office:value="-34.9069" calcext:value-type="float">
            <text:p>-34.9069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00" calcext:value-type="float">
            <text:p>37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strocochlea 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754</text:p>
          </table:table-cell>
          <table:table-cell office:value-type="float" office:value="-34.5302" calcext:value-type="float">
            <text:p>-34.5302</text:p>
          </table:table-cell>
          <table:table-cell office:value-type="float" office:value="150.8475" calcext:value-type="float">
            <text:p>150.8475</text:p>
          </table:table-cell>
          <table:table-cell office:value-type="float" office:value="6370" calcext:value-type="float">
            <text:p>637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.89" calcext:value-type="float">
            <text:p>-2.8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774</text:p>
          </table:table-cell>
          <table:table-cell office:value-type="float" office:value="-34.5045" calcext:value-type="float">
            <text:p>-34.5045</text:p>
          </table:table-cell>
          <table:table-cell office:value-type="float" office:value="150.8377" calcext:value-type="float">
            <text:p>150.8377</text:p>
          </table:table-cell>
          <table:table-cell office:value-type="float" office:value="6970" calcext:value-type="float">
            <text:p>697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75" calcext:value-type="float">
            <text:p>-4.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855</text:p>
          </table:table-cell>
          <table:table-cell office:value-type="float" office:value="-34.5333" calcext:value-type="float">
            <text:p>-34.5333</text:p>
          </table:table-cell>
          <table:table-cell office:value-type="float" office:value="150.8416" calcext:value-type="float">
            <text:p>150.8416</text:p>
          </table:table-cell>
          <table:table-cell office:value-type="float" office:value="5950" calcext:value-type="float">
            <text:p>59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4.65" calcext:value-type="float">
            <text:p>-4.6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3103</text:p>
          </table:table-cell>
          <table:table-cell office:value-type="float" office:value="-34.5381" calcext:value-type="float">
            <text:p>-34.5381</text:p>
          </table:table-cell>
          <table:table-cell office:value-type="float" office:value="150.8119" calcext:value-type="float">
            <text:p>150.8119</text:p>
          </table:table-cell>
          <table:table-cell office:value-type="float" office:value="5800" calcext:value-type="float">
            <text:p>58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. trigonell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5.48" calcext:value-type="float">
            <text:p>-5.4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2005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3102</text:p>
          </table:table-cell>
          <table:table-cell office:value-type="float" office:value="-34.497" calcext:value-type="float">
            <text:p>-34.497</text:p>
          </table:table-cell>
          <table:table-cell office:value-type="float" office:value="150.87" calcext:value-type="float">
            <text:p>150.87</text:p>
          </table:table-cell>
          <table:table-cell office:value-type="float" office:value="6800" calcext:value-type="float">
            <text:p>68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MurrayWallaceEtal200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A-3058</text:p>
          </table:table-cell>
          <table:table-cell office:value-type="float" office:value="-34.458" calcext:value-type="float">
            <text:p>-34.458</text:p>
          </table:table-cell>
          <table:table-cell office:value-type="float" office:value="150.892" calcext:value-type="float">
            <text:p>150.892</text:p>
          </table:table-cell>
          <table:table-cell office:value-type="float" office:value="6730" calcext:value-type="float">
            <text:p>673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. trapezia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4,MurrayWallaceEtal2000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-151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150.87" calcext:value-type="float">
            <text:p>150.87</text:p>
          </table:table-cell>
          <table:table-cell office:value-type="float" office:value="5395.35898858147" calcext:value-type="float">
            <text:p>5395.35898858147</text:p>
          </table:table-cell>
          <table:table-cell office:value-type="float" office:value="129.317621397859" calcext:value-type="float">
            <text:p>129.317621397859</text:p>
          </table:table-cell>
          <table:table-cell office:value-type="string" calcext:value-type="string">
            <text:p>peat in dune</text:p>
          </table:table-cell>
          <table:table-cell office:value-type="string" calcext:value-type="string">
            <text:p>corr_terrestrial_s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YoungEtal1993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UWGA-638</text:p>
          </table:table-cell>
          <table:table-cell office:value-type="float" office:value="-34.5428" calcext:value-type="float">
            <text:p>-34.5428</text:p>
          </table:table-cell>
          <table:table-cell office:value-type="float" office:value="150.8232" calcext:value-type="float">
            <text:p>150.8232</text:p>
          </table:table-cell>
          <table:table-cell office:value-type="float" office:value="5440" calcext:value-type="float">
            <text:p>54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hell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8.45" calcext:value-type="float">
            <text:p>-8.4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SlossEtal2006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-151A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150.87" calcext:value-type="float">
            <text:p>150.87</text:p>
          </table:table-cell>
          <table:table-cell office:value-type="float" office:value="5233" calcext:value-type="float">
            <text:p>5233</text:p>
          </table:table-cell>
          <table:table-cell office:value-type="float" office:value="124.227474513491" calcext:value-type="float">
            <text:p>124.227474513491</text:p>
          </table:table-cell>
          <table:table-cell office:value-type="string" calcext:value-type="string">
            <text:p>wood in dune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YoungEtal1993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-371</text:p>
          </table:table-cell>
          <table:table-cell office:value-type="float" office:value="-34.62" calcext:value-type="float">
            <text:p>-34.62</text:p>
          </table:table-cell>
          <table:table-cell office:value-type="float" office:value="150.86" calcext:value-type="float">
            <text:p>150.86</text:p>
          </table:table-cell>
          <table:table-cell office:value-type="float" office:value="4305.14922274025" calcext:value-type="float">
            <text:p>4305.14922274025</text:p>
          </table:table-cell>
          <table:table-cell office:value-type="float" office:value="100.286915517429" calcext:value-type="float">
            <text:p>100.286915517429</text:p>
          </table:table-cell>
          <table:table-cell office:value-type="string" calcext:value-type="string">
            <text:p>Esturine shell fragments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Carne198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131</text:p>
          </table:table-cell>
          <table:table-cell office:value-type="float" office:value="-34.316" calcext:value-type="float">
            <text:p>-34.316</text:p>
          </table:table-cell>
          <table:table-cell office:value-type="float" office:value="150.929" calcext:value-type="float">
            <text:p>150.929</text:p>
          </table:table-cell>
          <table:table-cell office:value-type="float" office:value="7000" calcext:value-type="float">
            <text:p>7000</text:p>
          </table:table-cell>
          <table:table-cell office:value-type="float" office:value="153.402951158053" calcext:value-type="float">
            <text:p>153.402951158053</text:p>
          </table:table-cell>
          <table:table-cell office:value-type="string" calcext:value-type="string">
            <text:p>Callicoma stump in situ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nesEtal1979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147</text:p>
          </table:table-cell>
          <table:table-cell office:value-type="float" office:value="-34.3342" calcext:value-type="float">
            <text:p>-34.3342</text:p>
          </table:table-cell>
          <table:table-cell office:value-type="float" office:value="150.9248" calcext:value-type="float">
            <text:p>150.9248</text:p>
          </table:table-cell>
          <table:table-cell office:value-type="float" office:value="6350" calcext:value-type="float">
            <text:p>6350</text:p>
          </table:table-cell>
          <table:table-cell office:value-type="float" office:value="105.035543622147" calcext:value-type="float">
            <text:p>105.035543622147</text:p>
          </table:table-cell>
          <table:table-cell office:value-type="string" calcext:value-type="string">
            <text:p>Wood in estuarine mud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nesEtal1979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148</text:p>
          </table:table-cell>
          <table:table-cell office:value-type="float" office:value="-34.3342" calcext:value-type="float">
            <text:p>-34.3342</text:p>
          </table:table-cell>
          <table:table-cell office:value-type="float" office:value="150.9248" calcext:value-type="float">
            <text:p>150.9248</text:p>
          </table:table-cell>
          <table:table-cell office:value-type="float" office:value="6220" calcext:value-type="float">
            <text:p>6220</text:p>
          </table:table-cell>
          <table:table-cell office:value-type="float" office:value="143.640055082139" calcext:value-type="float">
            <text:p>143.640055082139</text:p>
          </table:table-cell>
          <table:table-cell office:value-type="string" calcext:value-type="string">
            <text:p>Wood in estuarine mud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nesEtal1979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149</text:p>
          </table:table-cell>
          <table:table-cell office:value-type="float" office:value="-34.3342" calcext:value-type="float">
            <text:p>-34.3342</text:p>
          </table:table-cell>
          <table:table-cell office:value-type="float" office:value="150.9248" calcext:value-type="float">
            <text:p>150.9248</text:p>
          </table:table-cell>
          <table:table-cell office:value-type="float" office:value="7520" calcext:value-type="float">
            <text:p>7520</text:p>
          </table:table-cell>
          <table:table-cell office:value-type="float" office:value="153.402951158053" calcext:value-type="float">
            <text:p>153.402951158053</text:p>
          </table:table-cell>
          <table:table-cell office:value-type="string" calcext:value-type="string">
            <text:p>Callicoma stump in situ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nesEtal1979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150</text:p>
          </table:table-cell>
          <table:table-cell office:value-type="float" office:value="-34.3342" calcext:value-type="float">
            <text:p>-34.3342</text:p>
          </table:table-cell>
          <table:table-cell office:value-type="float" office:value="150.9248" calcext:value-type="float">
            <text:p>150.9248</text:p>
          </table:table-cell>
          <table:table-cell office:value-type="float" office:value="6890" calcext:value-type="float">
            <text:p>68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ngrove root in situ</text:p>
          </table:table-cell>
          <table:table-cell office:value-type="string" calcext:value-type="string">
            <text:p>terrestrial_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nesEtal1979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953</text:p>
          </table:table-cell>
          <table:table-cell office:value-type="float" office:value="-34.3342" calcext:value-type="float">
            <text:p>-34.3342</text:p>
          </table:table-cell>
          <table:table-cell office:value-type="float" office:value="150.9248" calcext:value-type="float">
            <text:p>150.9248</text:p>
          </table:table-cell>
          <table:table-cell office:value-type="float" office:value="7335.14922274025" calcext:value-type="float">
            <text:p>7335.14922274025</text:p>
          </table:table-cell>
          <table:table-cell office:value-type="float" office:value="153.402951158053" calcext:value-type="float">
            <text:p>153.402951158053</text:p>
          </table:table-cell>
          <table:table-cell office:value-type="string" calcext:value-type="string">
            <text:p>Estuarine 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onesEtal1979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SW-370</text:p>
          </table:table-cell>
          <table:table-cell office:value-type="float" office:value="-34.62" calcext:value-type="float">
            <text:p>-34.62</text:p>
          </table:table-cell>
          <table:table-cell office:value-type="float" office:value="150.86" calcext:value-type="float">
            <text:p>150.86</text:p>
          </table:table-cell>
          <table:table-cell office:value-type="float" office:value="6805.14922274025" calcext:value-type="float">
            <text:p>6805.14922274025</text:p>
          </table:table-cell>
          <table:table-cell office:value-type="float" office:value="124.227474513491" calcext:value-type="float">
            <text:p>124.227474513491</text:p>
          </table:table-cell>
          <table:table-cell office:value-type="string" calcext:value-type="string">
            <text:p>Oyster shell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Carne1981,SlossEtal2007,LewisEtal2013</text:p>
          </table:table-cell>
        </table:table-row>
        <table:table-row table:style-name="ro1">
          <table:table-cell office:value-type="string" calcext:value-type="string">
            <text:p>Wollongong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NUTA-3739</text:p>
          </table:table-cell>
          <table:table-cell office:value-type="float" office:value="-34.894" calcext:value-type="float">
            <text:p>-34.894</text:p>
          </table:table-cell>
          <table:table-cell office:value-type="float" office:value="150.7058" calcext:value-type="float">
            <text:p>150.7058</text:p>
          </table:table-cell>
          <table:table-cell office:value-type="float" office:value="5690" calcext:value-type="float">
            <text:p>569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ustrocochlea + Bittium</text:p>
          </table:table-cell>
          <table:table-cell office:value-type="string" calcext:value-type="string">
            <text:p>marine</text:p>
          </table:table-cell>
          <table:table-cell office:value-type="float" office:value="-143" calcext:value-type="float">
            <text:p>-143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4.2" calcext:value-type="float">
            <text:p>-4.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UmitsuEtal2001,SlossEtal2007,LewisEtal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14T19:21:44.435112950</dc:date>
    <dc:creator>Evan Gowan</dc:creator>
    <meta:editing-duration>PT2M21S</meta:editing-duration>
    <meta:editing-cycles>1</meta:editing-cycles>
    <meta:document-statistic meta:table-count="1" meta:cell-count="1952" meta:object-count="0"/>
  </office:meta>
</office:document-meta>
</file>